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10.895cm" fo:min-width="4.838cm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2.793cm" fo:min-width="3.101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35cm" fo:min-width="3.0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1.351cm" fo:min-width="2.901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3.75cm" fo:min-width="3.7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7.15cm" fo:min-width="5.491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4.002cm" fo:min-width="2.413cm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2.35cm" fo:min-width="2.278cm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3.909cm" fo:min-width="2.6cm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4.44cm" fo:min-width="2.712cm"/>
    </style:style>
    <style:style style:name="gr12" style:family="graphic" style:parent-style-name="standard">
      <style:graphic-properties draw:fill-color="#ffffff" draw:textarea-horizontal-align="justify" draw:textarea-vertical-align="top" draw:auto-grow-height="false" fo:min-height="2.412cm" fo:min-width="3.901cm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2.435cm" fo:min-width="2.921cm"/>
    </style:style>
    <style:style style:name="gr14" style:family="graphic" style:parent-style-name="standard">
      <style:graphic-properties draw:fill-color="#ffffff" draw:textarea-horizontal-align="justify" draw:textarea-vertical-align="top" draw:auto-grow-height="false" fo:min-height="1.895cm" fo:min-width="3.9cm"/>
    </style:style>
    <style:style style:name="gr15" style:family="graphic" style:parent-style-name="standard">
      <style:graphic-properties draw:fill-color="#ffffff" draw:textarea-horizontal-align="justify" draw:textarea-vertical-align="top" draw:auto-grow-height="false" fo:min-height="2.051cm" fo:min-width="3.8cm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5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.2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2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31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33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</style:style>
    <style:style style:name="gr35" style:family="graphic" style:parent-style-name="standard">
      <style:graphic-properties draw:fill-color="#ffffff" draw:textarea-horizontal-align="justify" draw:textarea-vertical-align="top" draw:auto-grow-height="false" fo:min-height="3.35cm" fo:min-width="3.4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0.239cm"/>
    </style:style>
    <style:style style:name="gr37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8cm" svg:height="11.145cm" svg:x="1.162cm" svg:y="1.155cm">
          <text:p text:style-name="P1"><text:span text:style-name="T1">CLIENTI</text:span></text:p>
          <text:p text:style-name="P1"><text:span text:style-name="T2"># id_client</text:span></text:p>
          <text:p text:style-name="P1"><text:span text:style-name="T2">telefon</text:span></text:p>
          <text:p text:style-name="P1"><text:span text:style-name="T2">strada</text:span></text:p>
          <text:p text:style-name="P1"><text:span text:style-name="T2">numar</text:span></text:p>
          <text:p text:style-name="P1"><text:span text:style-name="T2">bloc</text:span></text:p>
          <text:p text:style-name="P1"><text:span text:style-name="T2">apartament</text:span></text:p>
          <text:p text:style-name="P1"><text:span text:style-name="T2">localitate</text:span></text:p>
          <text:p text:style-name="P1"><text:span text:style-name="T2">cod_postal</text:span></text:p>
          <text:p text:style-name="P1"><text:span text:style-name="T2"/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1cm" svg:height="3.043cm" svg:x="2.7cm" svg:y="6.157cm">
          <text:p text:style-name="P1"><text:span text:style-name="T4">PERSOANE</text:span></text:p>
          <text:p text:style-name="P1"><text:span text:style-name="T4">_FIZICE</text:span></text:p>
          <text:p text:style-name="P1"><text:span text:style-name="T2"># id_client</text:span></text:p>
          <text:p text:style-name="P1"><text:span text:style-name="T2">CNP</text:span></text:p>
          <text:p text:style-name="P1"><text:span text:style-name="T2">nume</text:span></text:p>
          <text:p text:style-name="P1"><text:span text:style-name="T2">prenume 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76cm" svg:height="2.6cm" svg:x="2.724cm" svg:y="9.4cm">
          <text:p text:style-name="P1"><text:span text:style-name="T4">PERSOANE</text:span></text:p>
          <text:p text:style-name="P1"><text:span text:style-name="T4">_JURIDICE</text:span></text:p>
          <text:p text:style-name="P1"><text:span text:style-name="T2"># id_client</text:span></text:p>
          <text:p text:style-name="P1"><text:span text:style-name="T2">CUI</text:span></text:p>
          <text:p text:style-name="P1"><text:span text:style-name="T2">nume_firm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162cm" svg:y1="7.717cm" svg:x2="2.7cm" svg:y2="7.709cm">
          <text:p/>
        </draw:line>
        <draw:custom-shape draw:style-name="gr5" draw:text-style-name="P2" draw:layer="layout" svg:width="3.401cm" svg:height="1.601cm" svg:x="9.5cm" svg:y="1.2cm">
          <text:p text:style-name="P1"><text:span text:style-name="T1">TIP_SERVICII</text:span></text:p>
          <text:p text:style-name="P1"><text:span text:style-name="T2"># id_serviciu</text:span></text:p>
          <text:p text:style-name="P1"><text:span text:style-name="T2">denumire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" draw:id="id10" draw:layer="layout" svg:width="4.2cm" svg:height="4cm" svg:x="9.2cm" svg:y="4.8cm">
          <text:p text:style-name="P1"><text:span text:style-name="T1">CERERI_SERVICII</text:span></text:p>
          <text:p text:style-name="P1"><text:span text:style-name="T2"><text:s/></text:span><text:span text:style-name="T2"># id_cerere</text:span></text:p>
          <text:p text:style-name="P1"><text:span text:style-name="T2"><text:s/></text:span><text:span text:style-name="T2">id_serviciu</text:span></text:p>
          <text:p text:style-name="P1"><text:span text:style-name="T2"><text:s/></text:span><text:span text:style-name="T2">id_client</text:span></text:p>
          <text:p text:style-name="P1"><text:span text:style-name="T2"><text:s/></text:span><text:span text:style-name="T2">id_masina</text:span></text:p>
          <text:p text:style-name="P1"><text:span text:style-name="T2"><text:s/></text:span><text:span text:style-name="T2">id_distribuitor</text:span></text:p>
          <text:p text:style-name="P1"><text:span text:style-name="T2"><text:s/></text:span><text:span text:style-name="T2">unitati</text:span></text:p>
          <text:p text:style-name="P1"><text:span text:style-name="T2"><text:s/></text:span><text:span text:style-name="T2">data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2cm" svg:y1="6.815cm" svg:x2="6.5cm" svg:y2="6.8cm">
          <text:p/>
        </draw:line>
        <draw:line draw:style-name="gr4" draw:text-style-name="P4" draw:layer="layout" svg:x1="11.3cm" svg:y1="4.8cm" svg:x2="11.295cm" svg:y2="2.8cm">
          <text:p/>
        </draw:line>
        <draw:custom-shape draw:style-name="gr7" draw:text-style-name="P2" xml:id="id6" draw:id="id6" draw:layer="layout" svg:width="5.991cm" svg:height="7.4cm" svg:x="16cm" svg:y="4.1cm">
          <text:p text:style-name="P1"><text:span text:style-name="T1">ANGAJATI</text:span></text:p>
          <text:p text:style-name="P1"><text:span text:style-name="T2"># id_angajat</text:span></text:p>
          <text:p text:style-name="P1"><text:span text:style-name="T2">id_sucursala</text:span></text:p>
          <text:p text:style-name="P1"><text:span text:style-name="T2">nume</text:span></text:p>
          <text:p text:style-name="P1"><text:span text:style-name="T2">prenume</text:span></text:p>
          <text:p text:style-name="P1"><text:span text:style-name="T2">telefon</text:span></text:p>
          <text:p text:style-name="P1"><text:span text:style-name="T2">data_nasterii</text:span></text:p>
          <text:p text:style-name="P1"><text:span text:style-name="T2">strada</text:span></text:p>
          <text:p text:style-name="P1"><text:span text:style-name="T2">numar</text:span></text:p>
          <text:p text:style-name="P1"><text:span text:style-name="T2">bloc</text:span></text:p>
          <text:p text:style-name="P1"><text:span text:style-name="T2">scara</text:span></text:p>
          <text:p text:style-name="P1"><text:span text:style-name="T2">apartament</text:span></text:p>
          <text:p text:style-name="P1"><text:span text:style-name="T2">localitate</text:span></text:p>
          <text:p text:style-name="P1"><text:span text:style-name="T2">salariu</text:span></text:p>
          <text:p text:style-name="P1"><text:span text:style-name="T2">titlu_job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2.913cm" svg:height="4.252cm" svg:x="25.6cm" svg:y="1.148cm">
          <text:p text:style-name="P1"><text:span text:style-name="T1">FURNIZORI</text:span></text:p>
          <text:p text:style-name="P1"><text:span text:style-name="T2"># cui</text:span></text:p>
          <text:p text:style-name="P1"><text:span text:style-name="T2">nume</text:span></text:p>
          <text:p text:style-name="P1"><text:span text:style-name="T2">strada</text:span></text:p>
          <text:p text:style-name="P1"><text:span text:style-name="T2">numar</text:span></text:p>
          <text:p text:style-name="P1"><text:span text:style-name="T2">bloc</text:span></text:p>
          <text:p text:style-name="P1"><text:span text:style-name="T2">scara</text:span></text:p>
          <text:p text:style-name="P1"><text:span text:style-name="T2">localitat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2.778cm" svg:height="2.6cm" svg:x="9.855cm" svg:y="11.5cm">
          <text:p text:style-name="P1"><text:span text:style-name="T1">MASINI</text:span></text:p>
          <text:p text:style-name="P1"><text:span text:style-name="T2"># id_masina</text:span></text:p>
          <text:p text:style-name="P1"><text:span text:style-name="T2">id_model</text:span></text:p>
          <text:p text:style-name="P1"><text:span text:style-name="T2">id_optiune</text:span></text:p>
          <text:p text:style-name="P1"><text:span text:style-name="T2">pret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3.1cm" svg:height="4.159cm" svg:x="9.8cm" svg:y="15.7cm">
          <text:p text:style-name="P1"><text:span text:style-name="T1">DEPOZITE</text:span></text:p>
          <text:p text:style-name="P1"><text:span text:style-name="T2"># id_depozit</text:span></text:p>
          <text:p text:style-name="P1"><text:span text:style-name="T2">id_sucursala</text:span></text:p>
          <text:p text:style-name="P1"><text:span text:style-name="T2">strada</text:span></text:p>
          <text:p text:style-name="P1"><text:span text:style-name="T2">numar</text:span></text:p>
          <text:p text:style-name="P1"><text:span text:style-name="T2">bloc</text:span></text:p>
          <text:p text:style-name="P1"><text:span text:style-name="T2">scara</text:span></text:p>
          <text:p text:style-name="P1"><text:span text:style-name="T2">localitat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3.212cm" svg:height="4.69cm" svg:x="15.7cm" svg:y="15.2cm">
          <text:p text:style-name="P1"><text:span text:style-name="T1">SUCURSALE</text:span></text:p>
          <text:p text:style-name="P1"><text:span text:style-name="T2"># id_sucursala</text:span></text:p>
          <text:p text:style-name="P1"><text:span text:style-name="T2">id_sediu</text:span></text:p>
          <text:p text:style-name="P1"><text:span text:style-name="T2">telefon</text:span></text:p>
          <text:p text:style-name="P1"><text:span text:style-name="T2">strada</text:span></text:p>
          <text:p text:style-name="P1"><text:span text:style-name="T2">numar</text:span></text:p>
          <text:p text:style-name="P1"><text:span text:style-name="T2">bloc</text:span></text:p>
          <text:p text:style-name="P1"><text:span text:style-name="T2">scara</text:span></text:p>
          <text:p text:style-name="P1"><text:span text:style-name="T2">localitate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" draw:id="id1" draw:layer="layout" svg:width="4.401cm" svg:height="2.662cm" svg:x="21.3cm" svg:y="17.2cm">
          <text:p text:style-name="P1"><text:span text:style-name="T1">SEDIUL_CENTRAL</text:span></text:p>
          <text:p text:style-name="P1"><text:span text:style-name="T2"># id_sediu</text:span></text:p>
          <text:p text:style-name="P1"><text:span text:style-name="T2">id_locatie</text:span></text:p>
          <text:p text:style-name="P1"><text:span text:style-name="T2">cui</text:span></text:p>
          <text:p text:style-name="P1"><text:span text:style-name="T2">telefo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3.421cm" svg:height="2.685cm" svg:x="25.079cm" svg:y="7.3cm">
          <text:p text:style-name="P1"><text:span text:style-name="T1">COMENZI</text:span></text:p>
          <text:p text:style-name="P1"><text:span text:style-name="T2"># nr_inregistrare</text:span></text:p>
          <text:p text:style-name="P1"><text:span text:style-name="T2">id_manager</text:span></text:p>
          <text:p text:style-name="P1"><text:span text:style-name="T2">id_furnizor</text:span></text:p>
          <text:p text:style-name="P1"><text:span text:style-name="T2">data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xml:id="id9" draw:id="id9" draw:layer="layout" svg:width="4.4cm" svg:height="2.145cm" svg:x="2.2cm" svg:y="14.155cm">
          <text:p text:style-name="P1"><text:span text:style-name="T1">MODELE_MASINI</text:span></text:p>
          <text:p text:style-name="P1"><text:span text:style-name="T2"># id_model</text:span></text:p>
          <text:p text:style-name="P1"><text:span text:style-name="T2">denumire_brand</text:span></text:p>
          <text:p text:style-name="P1"><text:span text:style-name="T2">denumire_model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177cm" svg:y1="10.6cm" svg:x2="2.7cm" svg:y2="10.6cm">
          <text:p/>
        </draw:line>
        <draw:custom-shape draw:style-name="gr15" draw:text-style-name="P2" xml:id="id8" draw:id="id8" draw:layer="layout" svg:width="4.3cm" svg:height="2.301cm" svg:x="3.5cm" svg:y="17.399cm">
          <text:p text:style-name="P1"><text:span text:style-name="T4">PACHETE_OPTIUNI</text:span></text:p>
          <text:p text:style-name="P1"><text:span text:style-name="T2"># id_optiune</text:span></text:p>
          <text:p text:style-name="P1"><text:span text:style-name="T2">denumire</text:span></text:p>
          <text:p text:style-name="P1"><text:span text:style-name="T2">descrier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21.3cm" svg:y1="18.531cm" svg:x2="18.917cm" svg:y2="18.531cm" draw:start-shape="id1" draw:start-glue-point="3" svg:d="M21300 18531h-2383" svg:viewBox="0 0 2384 1">
          <text:p/>
        </draw:connector>
        <draw:connector draw:style-name="gr16" draw:text-style-name="P5" draw:layer="layout" draw:line-skew="0.95cm" svg:x1="27.056cm" svg:y1="5.4cm" svg:x2="26.789cm" svg:y2="7.3cm" draw:start-shape="id2" draw:start-glue-point="2" draw:end-shape="id3" draw:end-glue-point="0" svg:d="M27056 5400v1900h-267" svg:viewBox="0 0 268 1901">
          <text:p/>
        </draw:connector>
        <draw:connector draw:style-name="gr16" draw:text-style-name="P5" draw:layer="layout" svg:x1="26.789cm" svg:y1="9.985cm" svg:x2="12.633cm" svg:y2="12.8cm" draw:start-shape="id3" draw:start-glue-point="2" draw:end-shape="id4" draw:end-glue-point="1" svg:d="M26789 9985v2815h-14156" svg:viewBox="0 0 14157 2816">
          <text:p/>
        </draw:connector>
        <draw:connector draw:style-name="gr16" draw:text-style-name="P5" draw:layer="layout" draw:line-skew="1.2cm" svg:x1="17.306cm" svg:y1="15.2cm" svg:x2="18.995cm" svg:y2="11.5cm" draw:start-shape="id5" draw:start-glue-point="0" draw:end-shape="id6" draw:end-glue-point="2" svg:d="M17306 15200v-650h1689v-3050" svg:viewBox="0 0 1690 3701">
          <text:p/>
        </draw:connector>
        <draw:connector draw:style-name="gr16" draw:text-style-name="P5" draw:layer="layout" draw:line-skew="0.917cm" svg:x1="11.244cm" svg:y1="14.1cm" svg:x2="11.35cm" svg:y2="15.7cm" draw:start-shape="id4" draw:start-glue-point="2" draw:end-shape="id7" svg:d="M11244 14100v1717h106v-117" svg:viewBox="0 0 107 1718">
          <text:p/>
        </draw:connector>
        <draw:connector draw:style-name="gr16" draw:text-style-name="P5" draw:layer="layout" draw:line-skew="1.4cm" svg:x1="12.9cm" svg:y1="17.779cm" svg:x2="15.7cm" svg:y2="17.545cm" draw:start-shape="id7" draw:start-glue-point="1" draw:end-shape="id5" draw:end-glue-point="3" svg:d="M12900 17779h2800v-234" svg:viewBox="0 0 2801 235">
          <text:p/>
        </draw:connector>
        <draw:connector draw:style-name="gr16" draw:text-style-name="P5" draw:layer="layout" draw:line-skew="-0.475cm" svg:x1="7.8cm" svg:y1="18.549cm" svg:x2="9.849cm" svg:y2="13.052cm" draw:start-shape="id8" svg:d="M7800 18549h800v-5497h1249" svg:viewBox="0 0 2050 5498">
          <text:p/>
        </draw:connector>
        <draw:connector draw:style-name="gr16" draw:text-style-name="P5" draw:layer="layout" svg:x1="9.855cm" svg:y1="12.8cm" svg:x2="4.4cm" svg:y2="14.155cm" draw:start-shape="id4" draw:start-glue-point="3" draw:end-shape="id9" draw:end-glue-point="0" svg:d="M9855 12800h-5455v1355" svg:viewBox="0 0 5456 1356">
          <text:p/>
        </draw:connector>
        <draw:connector draw:style-name="gr16" draw:text-style-name="P5" draw:layer="layout" draw:line-skew="-1.35cm" svg:x1="11.3cm" svg:y1="8.8cm" svg:x2="11.244cm" svg:y2="11.5cm" draw:start-shape="id10" draw:end-shape="id4" draw:end-glue-point="0" svg:d="M11300 8800h-56v2700" svg:viewBox="0 0 57 2701">
          <text:p/>
        </draw:connector>
        <draw:connector draw:style-name="gr16" draw:text-style-name="P5" draw:layer="layout" draw:line-skew="0.214cm" svg:x1="21.994cm" svg:y1="10.637cm" svg:x2="25.079cm" svg:y2="8.642cm" draw:end-shape="id3" draw:end-glue-point="3" svg:d="M21994 10637h1506v-1995h1579" svg:viewBox="0 0 3086 1996">
          <text:p/>
        </draw:connector>
        <draw:line draw:style-name="gr4" draw:text-style-name="P4" draw:layer="layout" svg:x1="16cm" svg:y1="8cm" svg:x2="15.2cm" svg:y2="8cm">
          <text:p/>
        </draw:line>
        <draw:line draw:style-name="gr4" draw:text-style-name="P4" draw:layer="layout" svg:x1="15.2cm" svg:y1="8cm" svg:x2="15.2cm" svg:y2="6.7cm">
          <text:p/>
        </draw:line>
        <draw:line draw:style-name="gr4" draw:text-style-name="P4" draw:layer="layout" svg:x1="13.4cm" svg:y1="6.7cm" svg:x2="15.2cm" svg:y2="6.7cm">
          <text:p/>
        </draw:line>
        <draw:frame draw:style-name="gr17" draw:text-style-name="P6" draw:layer="layout" svg:width="1.924cm" svg:height="1cm" svg:x="6.9cm" svg:y="6.2cm">
          <draw:text-box>
            <text:p><text:span text:style-name="T2">depune</text:span></text:p>
          </draw:text-box>
        </draw:frame>
        <draw:frame draw:style-name="gr18" draw:text-style-name="P6" draw:layer="layout" svg:width="0.739cm" svg:height="0.725cm" svg:x="6.361cm" svg:y="6.7cm">
          <draw:text-box>
            <text:p><text:span text:style-name="T2">1</text:span></text:p>
          </draw:text-box>
        </draw:frame>
        <draw:frame draw:style-name="gr19" draw:text-style-name="P6" draw:layer="layout" svg:width="1.4cm" svg:height="0.725cm" svg:x="8cm" svg:y="6.7cm">
          <draw:text-box>
            <text:p><text:span text:style-name="T2">M(1)</text:span></text:p>
          </draw:text-box>
        </draw:frame>
        <draw:frame draw:style-name="gr19" draw:text-style-name="P6" draw:layer="layout" svg:width="1.116cm" svg:height="0.725cm" svg:x="11.263cm" svg:y="3.4cm">
          <draw:text-box>
            <text:p><text:span text:style-name="T2">are</text:span></text:p>
          </draw:text-box>
        </draw:frame>
        <draw:frame draw:style-name="gr20" draw:text-style-name="P6" draw:layer="layout" svg:width="1.37cm" svg:height="0.725cm" svg:x="10.13cm" svg:y="4.175cm">
          <draw:text-box>
            <text:p><text:span text:style-name="T2">M(1)</text:span></text:p>
          </draw:text-box>
        </draw:frame>
        <draw:frame draw:style-name="gr18" draw:text-style-name="P6" draw:layer="layout" svg:width="0.739cm" svg:height="0.725cm" svg:x="18.361cm" svg:y="2.6cm">
          <draw:text-box>
            <text:p><text:span text:style-name="T2">1</text:span></text:p>
          </draw:text-box>
        </draw:frame>
        <draw:frame draw:style-name="gr20" draw:text-style-name="P6" draw:layer="layout" svg:width="1.37cm" svg:height="0.725cm" svg:x="11.13cm" svg:y="8.7cm">
          <draw:text-box>
            <text:p><text:span text:style-name="T2">M(1)</text:span></text:p>
          </draw:text-box>
        </draw:frame>
        <draw:frame draw:style-name="gr20" draw:text-style-name="P6" draw:layer="layout" svg:width="1.37cm" svg:height="0.725cm" svg:x="13.3cm" svg:y="6cm">
          <draw:text-box>
            <text:p><text:span text:style-name="T2">M(1)</text:span></text:p>
          </draw:text-box>
        </draw:frame>
        <draw:frame draw:style-name="gr21" draw:text-style-name="P6" draw:layer="layout" svg:width="2.822cm" svg:height="0.725cm" draw:transform="rotate (-0.692895713041749) translate (13.863cm 7.34cm)">
          <draw:text-box>
            <text:p><text:span text:style-name="T2">se ocupa de</text:span></text:p>
          </draw:text-box>
        </draw:frame>
        <draw:frame draw:style-name="gr18" draw:text-style-name="P6" draw:layer="layout" svg:width="0.739cm" svg:height="0.725cm" svg:x="15.461cm" svg:y="7.4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11.261cm" svg:y="10.875cm">
          <draw:text-box>
            <text:p><text:span text:style-name="T2">1</text:span></text:p>
          </draw:text-box>
        </draw:frame>
        <draw:frame draw:style-name="gr22" draw:text-style-name="P6" draw:layer="layout" svg:width="2.085cm" svg:height="0.725cm" svg:x="11.215cm" svg:y="9.875cm">
          <draw:text-box>
            <text:p><text:span text:style-name="T2">necesita</text:span></text:p>
          </draw:text-box>
        </draw:frame>
        <draw:frame draw:style-name="gr23" draw:text-style-name="P6" draw:layer="layout" svg:width="2.344cm" svg:height="1.199cm" svg:x="17.2cm" svg:y="13.001cm">
          <draw:text-box>
            <text:p><text:span text:style-name="T2">angajat in</text:span></text:p>
          </draw:text-box>
        </draw:frame>
        <draw:frame draw:style-name="gr20" draw:text-style-name="P6" draw:layer="layout" svg:width="1.37cm" svg:height="0.725cm" svg:x="19.3cm" svg:y="11.5cm">
          <draw:text-box>
            <text:p><text:span text:style-name="T2">M(0)</text:span></text:p>
          </draw:text-box>
        </draw:frame>
        <draw:frame draw:style-name="gr18" draw:text-style-name="P6" draw:layer="layout" svg:width="0.739cm" svg:height="0.725cm" svg:x="16.7cm" svg:y="14.575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12.761cm" svg:y="17.775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15.161cm" svg:y="17.675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20.761cm" svg:y="18.5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26.9cm" svg:y="5.3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21.8cm" svg:y="10.5cm">
          <draw:text-box>
            <text:p><text:span text:style-name="T2">1</text:span></text:p>
          </draw:text-box>
        </draw:frame>
        <draw:line draw:style-name="gr4" draw:text-style-name="P4" draw:layer="layout" svg:x1="22cm" svg:y1="10.1cm" svg:x2="23.1cm" svg:y2="10.1cm">
          <text:p/>
        </draw:line>
        <draw:line draw:style-name="gr4" draw:text-style-name="P4" draw:layer="layout" svg:x1="23.1cm" svg:y1="10.1cm" svg:x2="23.1cm" svg:y2="3.1cm">
          <text:p/>
        </draw:line>
        <draw:line draw:style-name="gr4" draw:text-style-name="P4" draw:layer="layout" svg:x1="23.1cm" svg:y1="3.1cm" svg:x2="25.6cm" svg:y2="3.1cm">
          <text:p/>
        </draw:line>
        <draw:frame draw:style-name="gr24" draw:text-style-name="P6" draw:layer="layout" svg:width="0.739cm" svg:height="0.925cm" svg:x="7.7cm" svg:y="18.675cm">
          <draw:text-box>
            <text:p><text:span text:style-name="T2">1</text:span></text:p>
          </draw:text-box>
        </draw:frame>
        <draw:frame draw:style-name="gr20" draw:text-style-name="P6" draw:layer="layout" svg:width="1.37cm" svg:height="0.725cm" svg:x="23.8cm" svg:y="7.875cm">
          <draw:text-box>
            <text:p><text:span text:style-name="T2">M(1)</text:span></text:p>
          </draw:text-box>
        </draw:frame>
        <draw:frame draw:style-name="gr25" draw:text-style-name="P6" draw:layer="layout" svg:width="1.37cm" svg:height="0.8cm" svg:x="27.03cm" svg:y="6.6cm">
          <draw:text-box>
            <text:p><text:span text:style-name="T2">M(0)</text:span></text:p>
          </draw:text-box>
        </draw:frame>
        <draw:frame draw:style-name="gr26" draw:text-style-name="P6" draw:layer="layout" svg:width="1.37cm" svg:height="0.8cm" svg:x="21.8cm" svg:y="9.4cm">
          <draw:text-box>
            <text:p><text:span text:style-name="T2">M(1)</text:span></text:p>
          </draw:text-box>
        </draw:frame>
        <draw:frame draw:style-name="gr20" draw:text-style-name="P6" draw:layer="layout" svg:width="1.37cm" svg:height="0.725cm" svg:x="12.6cm" svg:y="11.975cm">
          <draw:text-box>
            <text:p><text:span text:style-name="T2">M(1)</text:span></text:p>
          </draw:text-box>
        </draw:frame>
        <draw:frame draw:style-name="gr20" draw:text-style-name="P6" draw:layer="layout" svg:width="1.37cm" svg:height="0.725cm" svg:x="26.7cm" svg:y="10.075cm">
          <draw:text-box>
            <text:p><text:span text:style-name="T2">M(1)</text:span></text:p>
          </draw:text-box>
        </draw:frame>
        <draw:frame draw:style-name="gr20" draw:text-style-name="P6" draw:layer="layout" svg:width="1.37cm" svg:height="0.725cm" svg:x="18.73cm" svg:y="18.4cm">
          <draw:text-box>
            <text:p><text:span text:style-name="T2">M(1)</text:span></text:p>
          </draw:text-box>
        </draw:frame>
        <draw:frame draw:style-name="gr18" draw:text-style-name="P6" draw:layer="layout" svg:width="0.739cm" svg:height="0.725cm" svg:x="3.7cm" svg:y="13.475cm">
          <draw:text-box>
            <text:p><text:span text:style-name="T2">1</text:span></text:p>
          </draw:text-box>
        </draw:frame>
        <draw:frame draw:style-name="gr20" draw:text-style-name="P6" draw:layer="layout" svg:width="1.37cm" svg:height="0.725cm" svg:x="8.73cm" svg:y="13.1cm">
          <draw:text-box>
            <text:p><text:span text:style-name="T2">M(1)</text:span></text:p>
          </draw:text-box>
        </draw:frame>
        <draw:frame draw:style-name="gr20" draw:text-style-name="P6" draw:layer="layout" svg:width="1.37cm" svg:height="0.725cm" svg:x="11.23cm" svg:y="14.2cm">
          <draw:text-box>
            <text:p><text:span text:style-name="T2">M(0)</text:span></text:p>
          </draw:text-box>
        </draw:frame>
        <draw:frame draw:style-name="gr20" draw:text-style-name="P6" draw:layer="layout" svg:width="1.37cm" svg:height="0.725cm" svg:x="11.23cm" svg:y="15cm">
          <draw:text-box>
            <text:p><text:span text:style-name="T2">M(0)</text:span></text:p>
          </draw:text-box>
        </draw:frame>
        <draw:frame draw:style-name="gr25" draw:text-style-name="P6" draw:layer="layout" svg:width="1.5cm" svg:height="0.8cm" svg:x="9.1cm" svg:y="11.9cm">
          <draw:text-box>
            <text:p><text:span text:style-name="T2">1</text:span></text:p>
          </draw:text-box>
        </draw:frame>
        <draw:frame draw:style-name="gr20" draw:text-style-name="P6" draw:layer="layout" svg:width="1.37cm" svg:height="0.725cm" svg:x="24.33cm" svg:y="2.3cm">
          <draw:text-box>
            <text:p><text:span text:style-name="T2">M(1)</text:span></text:p>
          </draw:text-box>
        </draw:frame>
        <draw:frame draw:style-name="gr27" draw:text-style-name="P6" draw:layer="layout" svg:width="1.874cm" svg:height="0.725cm" svg:x="21.1cm" svg:y="11.975cm">
          <draw:text-box>
            <text:p><text:span text:style-name="T2">contine</text:span></text:p>
          </draw:text-box>
        </draw:frame>
        <draw:frame draw:style-name="gr28" draw:text-style-name="P6" draw:layer="layout" svg:width="1.116cm" svg:height="0.725cm" svg:x="6.8cm" svg:y="12.8cm">
          <draw:text-box>
            <text:p><text:span text:style-name="T2">are</text:span></text:p>
          </draw:text-box>
        </draw:frame>
        <draw:frame draw:style-name="gr29" draw:text-style-name="P6" draw:layer="layout" svg:width="2.9cm" svg:height="1.673cm" draw:transform="rotate (1.56556033903891) translate (7.9cm 16.591cm)">
          <draw:text-box>
            <text:p><text:span text:style-name="T2">echipat cu</text:span></text:p>
          </draw:text-box>
        </draw:frame>
        <draw:frame draw:style-name="gr29" draw:text-style-name="P6" draw:layer="layout" svg:width="1.8cm" svg:height="1.673cm" svg:x="9.6cm" svg:y="14.5cm">
          <draw:text-box>
            <text:p><text:span text:style-name="T2">este in</text:span></text:p>
          </draw:text-box>
        </draw:frame>
        <draw:frame draw:style-name="gr30" draw:text-style-name="P6" draw:layer="layout" svg:width="1.116cm" svg:height="1.225cm" svg:x="13.6cm" svg:y="17.075cm">
          <draw:text-box>
            <text:p><text:span text:style-name="T2">are</text:span></text:p>
            <text:p><text:span text:style-name="T2"/></text:p>
          </draw:text-box>
        </draw:frame>
        <draw:frame draw:style-name="gr31" draw:text-style-name="P6" draw:layer="layout" svg:width="1.116cm" svg:height="1cm" svg:x="19.684cm" svg:y="17.9cm">
          <draw:text-box>
            <text:p><text:span text:style-name="T2">are</text:span></text:p>
          </draw:text-box>
        </draw:frame>
        <draw:frame draw:style-name="gr32" draw:text-style-name="P6" draw:layer="layout" svg:width="3.116cm" svg:height="2.621cm" draw:transform="rotate (-1.55840448910574) translate (23.761cm 4.2cm)">
          <draw:text-box>
            <text:p><text:span text:style-name="T2">contracteaza</text:span></text:p>
          </draw:text-box>
        </draw:frame>
        <draw:frame draw:style-name="gr33" draw:text-style-name="P6" draw:layer="layout" svg:width="1.116cm" svg:height="1.7cm" svg:x="23.4cm" svg:y="9.8cm">
          <draw:text-box>
            <text:p><text:span text:style-name="T2">dă</text:span></text:p>
          </draw:text-box>
        </draw:frame>
        <draw:frame draw:style-name="gr28" draw:text-style-name="P6" draw:layer="layout" svg:width="1.188cm" svg:height="0.725cm" svg:x="1.3cm" svg:y="7.1cm">
          <draw:text-box>
            <text:p><text:span text:style-name="T2">ISA</text:span></text:p>
          </draw:text-box>
        </draw:frame>
        <draw:frame draw:style-name="gr28" draw:text-style-name="P6" draw:layer="layout" svg:width="1.188cm" svg:height="0.725cm" svg:x="1.4cm" svg:y="9.975cm">
          <draw:text-box>
            <text:p><text:span text:style-name="T2">ISA</text:span></text:p>
          </draw:text-box>
        </draw:frame>
        <draw:frame draw:style-name="gr19" draw:text-style-name="P6" draw:layer="layout" svg:width="0.739cm" svg:height="0.725cm" svg:x="0.961cm" svg:y="10.575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1cm" svg:y="7.675cm">
          <draw:text-box>
            <text:p><text:span text:style-name="T2">1</text:span></text:p>
          </draw:text-box>
        </draw:frame>
        <draw:frame draw:style-name="gr34" draw:text-style-name="P6" draw:layer="layout" svg:width="1.256cm" svg:height="0.725cm" svg:x="1.6cm" svg:y="7.675cm">
          <draw:text-box>
            <text:p><text:span text:style-name="T2">1(0)</text:span></text:p>
          </draw:text-box>
        </draw:frame>
        <draw:frame draw:style-name="gr34" draw:text-style-name="P6" draw:layer="layout" svg:width="1.256cm" svg:height="0.725cm" svg:x="1.7cm" svg:y="10.575cm">
          <draw:text-box>
            <text:p><text:span text:style-name="T2">1(0)</text:span></text:p>
          </draw:text-box>
        </draw:frame>
        <draw:custom-shape draw:style-name="gr35" draw:text-style-name="P2" xml:id="id11" draw:id="id11" draw:layer="layout" svg:width="3.901cm" svg:height="3.6cm" svg:x="24.299cm" svg:y="13.1cm">
          <text:p text:style-name="P1"><text:span text:style-name="T1">LOCATII_SEDIU</text:span></text:p>
          <text:p text:style-name="P1"><text:span text:style-name="T2"># id_locatie</text:span></text:p>
          <text:p text:style-name="P1"><text:span text:style-name="T2">strada</text:span></text:p>
          <text:p text:style-name="P1"><text:span text:style-name="T2">numar</text:span></text:p>
          <text:p text:style-name="P1"><text:span text:style-name="T2">bloc</text:span></text:p>
          <text:p text:style-name="P1"><text:span text:style-name="T2">scara</text:span></text:p>
          <text:p text:style-name="P1"><text:span text:style-name="T2">localitate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23.5cm" svg:y1="17.2cm" svg:x2="24.299cm" svg:y2="14.9cm" draw:start-shape="id1" draw:start-glue-point="0" draw:end-shape="id11" svg:d="M23500 17200v-2300h799" svg:viewBox="0 0 800 2301">
          <text:p/>
        </draw:connector>
        <draw:frame draw:style-name="gr36" draw:text-style-name="P6" draw:layer="layout" svg:width="0.739cm" svg:height="1.425cm" svg:x="23.8cm" svg:y="14.2cm">
          <draw:text-box>
            <text:p><text:span text:style-name="T2">1</text:span></text:p>
          </draw:text-box>
        </draw:frame>
        <draw:frame draw:style-name="gr18" draw:text-style-name="P6" draw:layer="layout" svg:width="0.739cm" svg:height="0.725cm" svg:x="22.861cm" svg:y="16.6cm">
          <draw:text-box>
            <text:p><text:span text:style-name="T2">1</text:span></text:p>
          </draw:text-box>
        </draw:frame>
        <draw:frame draw:style-name="gr31" draw:text-style-name="P6" draw:layer="layout" svg:width="1.116cm" svg:height="1cm" svg:x="22.484cm" svg:y="15.3cm">
          <draw:text-box>
            <text:p><text:span text:style-name="T2">are</text:span></text:p>
          </draw:text-box>
        </draw:frame>
        <draw:custom-shape draw:style-name="gr5" draw:text-style-name="P2" xml:id="id12" draw:id="id12" draw:layer="layout" svg:width="3.401cm" svg:height="1.601cm" svg:x="17.3cm" svg:y="1.099cm">
          <text:p text:style-name="P1"><text:span text:style-name="T1">TITLURI_JOB</text:span></text:p>
          <text:p text:style-name="P1"><text:span text:style-name="T2"># id_titlu</text:span></text:p>
          <text:p text:style-name="P1"><text:span text:style-name="T2">denumire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5" draw:layer="layout" svg:x1="19cm" svg:y1="2.7cm" svg:x2="18.995cm" svg:y2="4.1cm" draw:start-shape="id12" draw:start-glue-point="2" draw:end-shape="id6" draw:end-glue-point="0" svg:d="M19000 2700v700h-5v700" svg:viewBox="0 0 6 1401">
          <text:p/>
        </draw:connector>
        <draw:frame draw:style-name="gr18" draw:text-style-name="P6" draw:layer="layout" svg:width="0.739cm" svg:height="0.725cm" svg:x="10.762cm" svg:y="2.676cm">
          <draw:text-box>
            <text:p><text:span text:style-name="T2">1</text:span></text:p>
          </draw:text-box>
        </draw:frame>
        <draw:frame draw:style-name="gr20" draw:text-style-name="P6" draw:layer="layout" svg:width="1.37cm" svg:height="0.725cm" svg:x="17.73cm" svg:y="3.4cm">
          <draw:text-box>
            <text:p><text:span text:style-name="T2">M(1)</text:span></text:p>
          </draw:text-box>
        </draw:frame>
        <draw:frame draw:style-name="gr19" draw:text-style-name="P6" draw:layer="layout" svg:width="1.116cm" svg:height="0.725cm" svg:x="18.884cm" svg:y="3cm">
          <draw:text-box>
            <text:p><text:span text:style-name="T2">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8:19:41.336000000</meta:creation-date>
    <dc:date>2018-05-05T16:57:05.322530247</dc:date>
    <meta:editing-duration>PT1H41M48S</meta:editing-duration>
    <meta:editing-cycles>24</meta:editing-cycles>
    <meta:generator>LibreOffice/6.0.3.2$Linux_X86_64 LibreOffice_project/00m0$Build-2</meta:generator>
    <meta:document-statistic meta:object-count="91"/>
  </office:meta>
</office:document-meta>
</file>